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5-09-0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9424" calcext:value-type="float">
            <text:p>47.9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5-06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5-03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5-03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5-01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4-09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4-07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4-07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4-04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4-01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3-09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3-07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3-03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3-01-26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2-10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2-07-1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2-03-14 17:28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2-01-18 21:03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1-09-13 19:20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1-06-17 16:33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1-03-11 19:03:3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1-01-12 17:08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0-07-0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0-03-1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20-01-0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7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1-0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0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7-0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1128" calcext:value-type="float">
            <text:p>45.6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4-1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1-0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0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7-10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3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1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0-1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7-1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1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3872" calcext:value-type="float">
            <text:p>43.9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9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7-1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3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1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5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9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6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5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4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2000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7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56</text:p>
          </table:table-cell>
          <table:table-cell office:value-type="string" calcext:value-type="string">
            <text:p>Calico East</text:p>
          </table:table-cell>
          <table:table-cell office:value-type="string" calcext:value-type="string">
            <text:p>1994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68" meta:object-count="0"/>
    <meta:user-defined meta:name="AppVersion">3.0</meta:user-defined>
  </office:meta>
</office:document-meta>
</file>